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id="id12" draw:layer="layout" svg:width="1cm" svg:height="1cm" svg:x="6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1cm" svg:height="1cm" svg:x="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cm" svg:height="1cm" svg:x="12.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cm" svg:height="1cm" svg:x="7.4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1cm" svg:height="1cm" svg:x="1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0.3cm" svg:height="1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0" draw:layer="layout" svg:width="0.3cm" svg:height="1cm" svg:x="21.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6" draw:layer="layout" svg:width="0.3cm" svg:height="1cm" svg:x="16.4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0.3cm" svg:height="1cm" svg:x="14.6cm" svg:y="1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6" draw:layer="layout" svg:width="0.3cm" svg:height="1cm" svg:x="27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0.3cm" svg:height="1cm" svg:x="5.1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0.3cm" svg:height="1cm" svg:x="4.9cm" svg:y="1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3" draw:layer="layout" svg:width="0.3cm" svg:height="1cm" svg:x="8cm" svg:y="1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3" draw:layer="layout" svg:width="0.3cm" svg:height="1cm" svg:x="17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1" draw:layer="layout" svg:width="0.3cm" svg:height="1cm" svg:x="1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0.3cm" svg:height="1cm" svg:x="9.9cm" svg:y="1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0.3cm" svg:height="1cm" svg:x="1.5cm" svg:y="12.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2cm" svg:y1="16cm" svg:x2="7.4cm" svg:y2="15.999cm" draw:start-shape="id1" draw:start-glue-point="1" draw:end-shape="id2" draw:end-glue-point="6" svg:d="m5200 16000 2200-1">
          <text:p/>
        </draw:connector>
        <draw:connector draw:style-name="gr4" draw:text-style-name="P1" draw:layer="layout" draw:type="line" svg:x1="8.4cm" svg:y1="15.999cm" svg:x2="9.9cm" svg:y2="16cm" draw:start-shape="id2" draw:start-glue-point="10" draw:end-shape="id3" draw:end-glue-point="3" svg:d="m8400 15999 1500 1">
          <text:p/>
        </draw:connector>
        <draw:connector draw:style-name="gr4" draw:text-style-name="P1" draw:layer="layout" draw:type="line" svg:x1="10.2cm" svg:y1="16cm" svg:x2="12.2cm" svg:y2="15.999cm" draw:start-shape="id3" draw:start-glue-point="1" draw:end-shape="id4" draw:end-glue-point="6" svg:d="m10200 16000 2000-1">
          <text:p/>
        </draw:connector>
        <draw:connector draw:style-name="gr4" draw:text-style-name="P1" draw:layer="layout" draw:type="line" svg:x1="13.053cm" svg:y1="16.353cm" svg:x2="14.6cm" svg:y2="17.1cm" draw:start-shape="id4" draw:start-glue-point="9" draw:end-shape="id5" draw:end-glue-point="3" svg:d="m13053 16353 1547 747">
          <text:p/>
        </draw:connector>
        <draw:custom-shape draw:style-name="gr1" draw:text-style-name="P1" draw:id="id10" draw:layer="layout" svg:width="1cm" svg:height="1cm" svg:x="4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1cm" svg:height="1cm" svg:x="23.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4" draw:layer="layout" svg:width="1cm" svg:height="1cm" svg:x="2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1cm" svg:height="1cm" svg:x="7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1cm" svg:height="1cm" svg:x="1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8cm" svg:y1="12.7cm" svg:x2="3cm" svg:y2="12.699cm" draw:start-shape="id6" draw:start-glue-point="1" draw:end-shape="id7" draw:end-glue-point="6" svg:d="m1800 12700 1200-1">
          <text:p/>
        </draw:connector>
        <draw:connector draw:style-name="gr4" draw:text-style-name="P1" draw:layer="layout" draw:type="line" svg:x1="4cm" svg:y1="12.699cm" svg:x2="5.1cm" svg:y2="9.5cm" draw:start-shape="id7" draw:start-glue-point="10" draw:end-shape="id8" draw:end-glue-point="3" svg:d="m4000 12699 1100-3199">
          <text:p/>
        </draw:connector>
        <draw:connector draw:style-name="gr4" draw:text-style-name="P1" draw:layer="layout" draw:type="line" svg:x1="4cm" svg:y1="12.699cm" svg:x2="4.9cm" svg:y2="16cm" draw:start-shape="id7" draw:start-glue-point="10" draw:end-shape="id1" draw:end-glue-point="3" svg:d="m4000 12699 900 3301">
          <text:p/>
        </draw:connector>
        <draw:connector draw:style-name="gr4" draw:text-style-name="P1" draw:layer="layout" draw:type="line" svg:x1="2.1cm" svg:y1="4cm" svg:x2="4.3cm" svg:y2="3.999cm" draw:start-shape="id9" draw:start-glue-point="1" draw:end-shape="id10" draw:end-glue-point="6" svg:d="m2100 4000 2200-1">
          <text:p/>
        </draw:connector>
        <draw:connector draw:style-name="gr4" draw:text-style-name="P1" draw:layer="layout" draw:type="line" svg:x1="5.3cm" svg:y1="3.999cm" svg:x2="11cm" svg:y2="4cm" draw:start-shape="id10" draw:start-glue-point="10" draw:end-shape="id11" draw:end-glue-point="3" svg:d="m5300 3999 5700 1">
          <text:p/>
        </draw:connector>
        <draw:connector draw:style-name="gr4" draw:text-style-name="P1" draw:layer="layout" draw:type="line" svg:x1="5.4cm" svg:y1="9.5cm" svg:x2="6.8cm" svg:y2="9.499cm" draw:start-shape="id8" draw:end-shape="id12" draw:end-glue-point="6" svg:d="m5400 9500 1400-1">
          <text:p/>
        </draw:connector>
        <draw:connector draw:style-name="gr4" draw:text-style-name="P1" draw:layer="layout" draw:type="line" svg:x1="7.299cm" svg:y1="10cm" svg:x2="8cm" svg:y2="12.3cm" draw:start-shape="id12" draw:start-glue-point="8" draw:end-shape="id13" draw:end-glue-point="3" svg:d="m7299 10000 701 2300">
          <text:p/>
        </draw:connector>
        <draw:connector draw:style-name="gr4" draw:text-style-name="P1" draw:layer="layout" draw:type="line" svg:x1="7.499cm" svg:y1="6.5cm" svg:x2="11.15cm" svg:y2="4.5cm" draw:start-shape="id14" draw:start-glue-point="4" draw:end-shape="id11" svg:d="m7499 6500 3651-2000">
          <text:p/>
        </draw:connector>
        <draw:connector draw:style-name="gr4" draw:text-style-name="P1" draw:layer="layout" draw:type="line" svg:x1="7.499cm" svg:y1="7.5cm" svg:x2="10.65cm" svg:y2="9cm" draw:start-shape="id14" draw:start-glue-point="8" draw:end-shape="id15" draw:end-glue-point="0" svg:d="m7499 7500 3151 1500">
          <text:p/>
        </draw:connector>
        <draw:connector draw:style-name="gr4" draw:text-style-name="P1" draw:layer="layout" draw:type="line" svg:x1="16.7cm" svg:y1="10.9cm" svg:x2="18.345cm" svg:y2="9.853cm" draw:start-shape="id16" draw:start-glue-point="1" draw:end-shape="id17" draw:end-glue-point="7" svg:d="m16700 10900 1645-1047">
          <text:p/>
        </draw:connector>
        <draw:custom-shape draw:style-name="gr3" draw:text-style-name="P1" draw:id="id18" draw:layer="layout" svg:width="0.3cm" svg:height="1cm" svg:x="14.5cm" svg:y="13.9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4" draw:text-style-name="P1" draw:layer="layout" draw:type="line" svg:x1="13.053cm" svg:y1="15.645cm" svg:x2="14.5cm" svg:y2="14.4cm" draw:start-shape="id4" draw:start-glue-point="11" draw:end-shape="id18" draw:end-glue-point="3" svg:d="m13053 15645 1447-1245">
          <text:p/>
        </draw:connector>
        <draw:connector draw:style-name="gr4" draw:text-style-name="P1" draw:layer="layout" draw:type="line" svg:x1="14.65cm" svg:y1="13.9cm" svg:x2="14.699cm" svg:y2="11.4cm" draw:start-shape="id18" draw:start-glue-point="0" draw:end-shape="id19" draw:end-glue-point="8" svg:d="m14650 13900 49-2500">
          <text:p/>
        </draw:connector>
        <draw:connector draw:style-name="gr4" draw:text-style-name="P1" draw:layer="layout" draw:type="line" svg:x1="19.2cm" svg:y1="9.499cm" svg:x2="21.2cm" svg:y2="9.5cm" draw:start-shape="id17" draw:start-glue-point="10" draw:end-shape="id20" draw:end-glue-point="3" svg:d="m19200 9499 2000 1">
          <text:p/>
        </draw:connector>
        <draw:connector draw:style-name="gr4" draw:text-style-name="P1" draw:layer="layout" draw:type="line" svg:x1="21.5cm" svg:y1="9.5cm" svg:x2="23.9cm" svg:y2="9.499cm" draw:start-shape="id20" draw:start-glue-point="1" draw:end-shape="id21" draw:end-glue-point="6" svg:d="m21500 9500 2400-1">
          <text:p/>
        </draw:connector>
        <draw:connector draw:style-name="gr4" draw:text-style-name="P1" draw:layer="layout" draw:type="line" svg:x1="11.3cm" svg:y1="4cm" svg:x2="14cm" svg:y2="3.999cm" draw:start-shape="id11" draw:start-glue-point="1" draw:end-shape="id22" draw:end-glue-point="6" svg:d="m11300 4000 2700-1">
          <text:p/>
        </draw:connector>
        <draw:connector draw:style-name="gr4" draw:text-style-name="P1" draw:layer="layout" draw:type="line" svg:x1="15cm" svg:y1="3.999cm" svg:x2="17.5cm" svg:y2="4cm" draw:start-shape="id22" draw:start-glue-point="10" draw:end-shape="id23" draw:end-glue-point="3" svg:d="m15000 3999 2500 1">
          <text:p/>
        </draw:connector>
        <draw:custom-shape draw:style-name="gr3" draw:text-style-name="P1" draw:id="id25" draw:layer="layout" svg:width="0.3cm" svg:height="1cm" svg:x="24cm" svg:y="3.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8cm" svg:y1="4cm" svg:x2="21cm" svg:y2="3.999cm" draw:start-shape="id23" draw:start-glue-point="1" draw:end-shape="id24" draw:end-glue-point="6" svg:d="m17800 4000 3200-1">
          <text:p/>
        </draw:connector>
        <draw:connector draw:style-name="gr4" draw:text-style-name="P1" draw:layer="layout" draw:type="line" svg:x1="22cm" svg:y1="3.999cm" svg:x2="24cm" svg:y2="4cm" draw:start-shape="id24" draw:start-glue-point="10" draw:end-shape="id25" draw:end-glue-point="3" svg:d="m22000 3999 2000 1">
          <text:p/>
        </draw:connector>
        <draw:connector draw:style-name="gr4" draw:text-style-name="P1" draw:layer="layout" draw:type="line" svg:x1="24.9cm" svg:y1="9.499cm" svg:x2="27cm" svg:y2="9.5cm" draw:start-shape="id21" draw:start-glue-point="10" draw:end-shape="id26" draw:end-glue-point="3" svg:d="m24900 9499 2100 1">
          <text:p/>
        </draw:connector>
        <draw:custom-shape draw:style-name="gr1" draw:text-style-name="P1" draw:id="id19" draw:layer="layout" svg:width="1cm" svg:height="1cm" svg:x="14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8" draw:layer="layout" svg:width="0.3cm" svg:height="1cm" svg:x="11.9cm" svg:y="10.4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53cm" svg:y1="11.945cm" svg:x2="11.9cm" svg:y2="10.9cm" draw:start-shape="id27" draw:start-glue-point="11" draw:end-shape="id28" draw:end-glue-point="3" svg:d="m10753 11945 1147-1045">
          <text:p/>
        </draw:connector>
        <draw:connector draw:style-name="gr4" draw:text-style-name="P1" draw:layer="layout" draw:type="line" svg:x1="12.2cm" svg:y1="10.9cm" svg:x2="14.2cm" svg:y2="10.899cm" draw:start-shape="id28" draw:start-glue-point="1" draw:end-shape="id19" draw:end-glue-point="6" svg:d="m12200 10900 2000-1">
          <text:p/>
        </draw:connector>
        <draw:connector draw:style-name="gr4" draw:text-style-name="P1" draw:layer="layout" draw:type="line" svg:x1="15.2cm" svg:y1="10.899cm" svg:x2="16.4cm" svg:y2="10.9cm" draw:start-shape="id19" draw:start-glue-point="10" draw:end-shape="id16" draw:end-glue-point="3" svg:d="m15200 10899 1200 1">
          <text:p/>
        </draw:connector>
        <draw:connector draw:style-name="gr4" draw:text-style-name="P1" draw:layer="layout" draw:type="lines" draw:line-skew="-1.5cm" svg:x1="21.35cm" svg:y1="9cm" svg:x2="8cm" svg:y2="6.999cm" draw:start-shape="id20" draw:start-glue-point="0" draw:end-shape="id14" draw:end-glue-point="10" svg:d="m21350 9000v-2000l-12850-1h-500">
          <text:p/>
        </draw:connector>
        <draw:frame draw:style-name="gr5" draw:text-style-name="P2" draw:layer="layout" svg:width="1.5cm" svg:height="0.75cm" svg:x="4.8cm" svg:y="9.95cm">
          <draw:text-box>
            <text:p><text:span text:style-name="T1">40%</text:span></text:p>
          </draw:text-box>
        </draw:frame>
        <draw:frame draw:style-name="gr5" draw:text-style-name="P2" draw:layer="layout" svg:width="1.5cm" svg:height="0.75cm" svg:x="4.6cm" svg:y="16.45cm">
          <draw:text-box>
            <text:p><text:span text:style-name="T1">60%</text:span></text:p>
          </draw:text-box>
        </draw:frame>
        <draw:frame draw:style-name="gr5" draw:text-style-name="P2" draw:layer="layout" svg:width="2cm" svg:height="0.75cm" svg:x="9.4cm" svg:y="16.35cm">
          <draw:text-box>
            <text:p><text:span text:style-name="T1">exp(15)</text:span></text:p>
          </draw:text-box>
        </draw:frame>
        <draw:frame draw:style-name="gr5" draw:text-style-name="P2" draw:layer="layout" svg:width="1.5cm" svg:height="0.75cm" svg:x="11.6cm" svg:y="11.35cm">
          <draw:text-box>
            <text:p><text:span text:style-name="T1">80%</text:span></text:p>
          </draw:text-box>
        </draw:frame>
        <draw:frame draw:style-name="gr6" draw:text-style-name="P2" draw:layer="layout" svg:width="1.4cm" svg:height="0.645cm" svg:x="14.3cm" svg:y="17.55cm">
          <draw:text-box>
            <text:p><text:span text:style-name="T1">30%</text:span></text:p>
          </draw:text-box>
        </draw:frame>
        <draw:frame draw:style-name="gr5" draw:text-style-name="P2" draw:layer="layout" svg:width="4.5cm" svg:height="0.75cm" svg:x="24.5cm" svg:y="8.4cm">
          <draw:text-box>
            <text:p><text:span text:style-name="T1">čtenář opouští systém</text:span></text:p>
          </draw:text-box>
        </draw:frame>
        <draw:frame draw:style-name="gr5" draw:text-style-name="P2" draw:layer="layout" svg:width="4.5cm" svg:height="0.75cm" svg:x="14.1cm" svg:y="16.115cm">
          <draw:text-box>
            <text:p><text:span text:style-name="T1">čtenář opouští systém</text:span></text:p>
          </draw:text-box>
        </draw:frame>
        <draw:frame draw:style-name="gr5" draw:text-style-name="P2" draw:layer="layout" svg:width="2cm" svg:height="0.75cm" svg:x="1cm" svg:y="13.1cm">
          <draw:text-box>
            <text:p><text:span text:style-name="T1">exp(15)</text:span></text:p>
          </draw:text-box>
        </draw:frame>
        <draw:frame draw:style-name="gr5" draw:text-style-name="P2" draw:layer="layout" svg:width="2.5cm" svg:height="0.75cm" svg:x="1cm" svg:y="4.4cm">
          <draw:text-box>
            <text:p><text:span text:style-name="T1">exp(1den)</text:span></text:p>
          </draw:text-box>
        </draw:frame>
        <draw:frame draw:style-name="gr5" draw:text-style-name="P2" draw:layer="layout" svg:width="1.7cm" svg:height="0.75cm" svg:x="14.2cm" svg:y="14.9cm">
          <draw:text-box>
            <text:p><text:span text:style-name="T1">70%</text:span></text:p>
          </draw:text-box>
        </draw:frame>
        <draw:frame draw:style-name="gr5" draw:text-style-name="P2" draw:layer="layout" svg:width="2cm" svg:height="0.75cm" svg:x="16.9cm" svg:y="2.95cm">
          <draw:text-box>
            <text:p><text:span text:style-name="T1">exp(30)</text:span></text:p>
          </draw:text-box>
        </draw:frame>
        <draw:frame draw:style-name="gr5" draw:text-style-name="P2" draw:layer="layout" svg:width="4.5cm" svg:height="0.75cm" svg:x="22.5cm" svg:y="3cm">
          <draw:text-box>
            <text:p><text:span text:style-name="T1">dodavatel opouští systém</text:span></text:p>
          </draw:text-box>
        </draw:frame>
        <draw:frame draw:style-name="gr5" draw:text-style-name="P2" draw:layer="layout" svg:width="1.6cm" svg:height="0.75cm" svg:x="15.9cm" svg:y="11.3cm">
          <draw:text-box>
            <text:p><text:span text:style-name="T1">pri = 2</text:span></text:p>
          </draw:text-box>
        </draw:frame>
        <draw:frame draw:style-name="gr5" draw:text-style-name="P2" draw:layer="layout" svg:width="1.6cm" svg:height="0.75cm" svg:x="10.4cm" svg:y="2.9cm">
          <draw:text-box>
            <text:p><text:span text:style-name="T1">pri = <text:s/>3</text:span></text:p>
          </draw:text-box>
        </draw:frame>
        <draw:frame draw:style-name="gr5" draw:text-style-name="P2" draw:layer="layout" svg:width="2cm" svg:height="0.75cm" svg:x="20.9cm" svg:y="9.95cm">
          <draw:text-box>
            <text:p><text:span text:style-name="T1">exp(5)</text:span></text:p>
          </draw:text-box>
        </draw:frame>
        <draw:custom-shape draw:style-name="gr3" draw:text-style-name="P1" draw:id="id15" draw:layer="layout" svg:width="0.3cm" svg:height="1cm" svg:x="10.5cm" svg:y="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8cm" svg:y1="9.499cm" svg:x2="10.5cm" svg:y2="9.5cm" draw:start-shape="id12" draw:start-glue-point="10" draw:end-shape="id15" draw:end-glue-point="3" svg:d="m7800 9499 2700 1">
          <text:p/>
        </draw:connector>
        <draw:custom-shape draw:style-name="gr1" draw:text-style-name="P1" draw:id="id27" draw:layer="layout" svg:width="1cm" svg:height="1cm" svg:x="9.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3cm" svg:y1="12.3cm" svg:x2="9.9cm" svg:y2="12.299cm" draw:start-shape="id13" draw:start-glue-point="1" draw:end-shape="id27" draw:end-glue-point="6" svg:d="m8300 12300 1600-1">
          <text:p/>
        </draw:connector>
        <draw:custom-shape draw:style-name="gr3" draw:text-style-name="P1" draw:id="id29" draw:layer="layout" svg:width="0.3cm" svg:height="1cm" svg:x="11.8cm" svg:y="13.1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53cm" svg:y1="12.653cm" svg:x2="11.8cm" svg:y2="13.6cm" draw:start-shape="id27" draw:start-glue-point="9" draw:end-shape="id29" draw:end-glue-point="3" svg:d="m10753 12653 1047 947">
          <text:p/>
        </draw:connector>
        <draw:frame draw:style-name="gr5" draw:text-style-name="P2" draw:layer="layout" svg:width="1.5cm" svg:height="0.75cm" svg:x="11.5cm" svg:y="12.6cm">
          <draw:text-box>
            <text:p><text:span text:style-name="T1">20%</text:span></text:p>
          </draw:text-box>
        </draw:frame>
        <draw:connector draw:style-name="gr4" draw:text-style-name="P1" draw:layer="layout" draw:type="line" svg:x1="7.853cm" svg:y1="7.353cm" svg:x2="16.55cm" svg:y2="10.4cm" draw:start-shape="id14" draw:start-glue-point="9" draw:end-shape="id16" svg:d="m7853 7353 8697 3047">
          <text:p/>
        </draw:connector>
        <draw:connector draw:style-name="gr4" draw:text-style-name="P1" draw:layer="layout" draw:type="line" svg:x1="10.8cm" svg:y1="9.5cm" svg:x2="18.2cm" svg:y2="9.499cm" draw:start-shape="id15" draw:start-glue-point="1" draw:end-shape="id17" draw:end-glue-point="6" svg:d="m10800 9500 7400-1">
          <text:p/>
        </draw:connector>
        <draw:frame draw:style-name="gr5" draw:text-style-name="P2" draw:layer="layout" svg:width="1.6cm" svg:height="0.75cm" svg:x="10cm" svg:y="9.95cm">
          <draw:text-box>
            <text:p><text:span text:style-name="T1">pri = 1</text:span></text:p>
          </draw:text-box>
        </draw:frame>
        <draw:frame draw:style-name="gr5" draw:text-style-name="P2" draw:layer="layout" svg:width="4.5cm" svg:height="0.75cm" svg:x="9cm" svg:y="14cm">
          <draw:text-box>
            <text:p><text:span text:style-name="T1">čtenář opouští systém</text:span></text:p>
          </draw:text-box>
        </draw:frame>
        <draw:connector draw:style-name="gr4" draw:text-style-name="P1" draw:layer="layout" draw:type="line" svg:x1="21.499cm" svg:y1="4.5cm" svg:x2="7.853cm" svg:y2="6.645cm" draw:start-shape="id24" draw:start-glue-point="8" draw:end-shape="id14" draw:end-glue-point="11" svg:d="m21499 4500-13646 2145">
          <text:p/>
        </draw:connector>
        <draw:frame draw:style-name="gr5" draw:text-style-name="P2" draw:layer="layout" svg:width="2.5cm" svg:height="0.75cm" svg:x="1cm" svg:y="2.75cm">
          <draw:text-box>
            <text:p><text:span text:style-name="T1">dodavatel</text:span></text:p>
          </draw:text-box>
        </draw:frame>
        <draw:frame draw:style-name="gr5" draw:text-style-name="P2" draw:layer="layout" svg:width="2cm" svg:height="0.75cm" svg:x="1cm" svg:y="11.6cm">
          <draw:text-box>
            <text:p><text:span text:style-name="T1">čtenář</text:span></text:p>
          </draw:text-box>
        </draw:frame>
        <draw:custom-shape draw:style-name="gr7" draw:text-style-name="P1" draw:layer="layout" svg:width="0.2cm" svg:height="0.2cm" svg:x="7.5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7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5cm" svg:height="0.75cm" svg:x="6cm" svg:y="6.7cm">
          <draw:text-box>
            <text:p><text:span text:style-name="T1">pult</text:span></text:p>
          </draw:text-box>
        </draw:frame>
        <draw:frame draw:style-name="gr5" draw:text-style-name="P2" draw:layer="layout" svg:width="4.5cm" svg:height="0.75cm" svg:x="7.9cm" svg:y="14.85cm">
          <draw:text-box>
            <text:p><text:span text:style-name="T1">prohlížení knížek</text:span></text:p>
          </draw:text-box>
        </draw:frame>
        <draw:frame draw:style-name="gr5" draw:text-style-name="P2" draw:layer="layout" svg:width="4.5cm" svg:height="0.75cm" svg:x="5cm" svg:y="8.25cm">
          <draw:text-box>
            <text:p><text:span text:style-name="T1">vracení knížky</text:span></text:p>
          </draw:text-box>
        </draw:frame>
        <draw:frame draw:style-name="gr5" draw:text-style-name="P2" draw:layer="layout" svg:width="3cm" svg:height="0.75cm" svg:x="4.9cm" svg:y="14.75cm">
          <draw:text-box>
            <text:p><text:span text:style-name="T1">půjčení knížk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11T21:48:54</meta:creation-date>
    <dc:date>2009-12-12T01:20:28</dc:date>
    <meta:editing-duration>PT01H28M11S</meta:editing-duration>
    <meta:editing-cycles>14</meta:editing-cycles>
    <meta:generator>OpenOffice.org/3.0$Unix OpenOffice.org_project/300m15$Build-9379</meta:generator>
    <meta:document-statistic meta:object-count="88"/>
    <meta:user-defined meta:name="Informace 1"/>
    <meta:user-defined meta:name="Informace 2"/>
    <meta:user-defined meta:name="Informace 3"/>
    <meta:user-defined meta:name="Informace 4"/>
  </office:meta>
</office:document-meta>
</file>